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23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NF 6313 - process. 08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09-05" calcext:value-type="date">
            <text:p>05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NF 6322 - process. 09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NF 6331 - process. 10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NF 6340 - process. 11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NF 6349 - process. 12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NF 6358 - process. 0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NF 6367 - process. 0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3-07" calcext:value-type="date">
            <text:p>07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NF 6376 - process. 03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4-07" calcext:value-type="date">
            <text:p>07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NF 6385 - process. 04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5-06" calcext:value-type="date">
            <text:p>06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NF 6394 - process. 05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6-05" calcext:value-type="date">
            <text:p>05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NF 6403 - process. 06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7-07" calcext:value-type="date">
            <text:p>07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NF 6421 - process. 08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4"/>
          <table:table-cell table:style-name="ce34" table:formula="of:=[.C14]-[.F14]" office:value-type="float" office:value="470" calcext:value-type="float">
            <text:p>470,00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14])" office:value-type="float" office:value="470" calcext:value-type="float">
            <text:p>470,00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1:57.688767778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1:57.693769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9-02T10:42:05.968813856</dc:date>
    <dc:language>pt-PT</dc:language>
    <meta:editing-cycles>532</meta:editing-cycles>
    <meta:editing-duration>PT13H26M32S</meta:editing-duration>
    <meta:print-date>2020-01-09T15:25:59.983000000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